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2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06b04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T1" style:family="text">
      <style:text-properties officeooo:rsid="0006b048"/>
    </style:style>
    <style:style style:name="T2" style:family="text">
      <style:text-properties fo:font-size="26pt" officeooo:rsid="0006b048" style:font-size-asian="22.75pt" style:font-size-complex="26pt"/>
    </style:style>
    <style:style style:name="T3" style:family="text">
      <style:text-properties officeooo:rsid="00083b8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es Tema 2</text:p>
      <text:p text:style-name="P3">Hardware de un sistema informático</text:p>
      <text:p text:style-name="P3"/>
      <text:p text:style-name="P5"><text:span text:style-name="T3">1</text:span>. Visita la página web de Intel y consulta los siguientes procesadores:</text:p>
      <text:p text:style-name="P5">https://ark.intel.com/content/www/es/es/ark.html#@PanelLabel122139</text:p>
      <text:list xml:id="list1098294729" text:style-name="L1">
        <text:list-item>
          <text:p text:style-name="P6">▪ Procesador Intel® CoreTM i9-8950HK</text:p>
        </text:list-item>
        <text:list-item>
          <text:p text:style-name="P6">▪ Procesador Intel® CoreTM i5-7360U</text:p>
        </text:list-item>
        <text:list-item>
          <text:p text:style-name="P6">▪ Procesador Intel® CoreTM i5-7600K</text:p>
        </text:list-item>
        <text:list-item>
          <text:p text:style-name="P6">▪ Procesador Intel® Pentium® D1519</text:p>
        </text:list-item>
        <text:list-item>
          <text:p text:style-name="P6">▪ Procesador Intel® Xeon® E7-8894 v4</text:p>
        </text:list-item>
        <text:list-item>
          <text:p text:style-name="P6">▪ Procesador Intel® Celeron® Processor G4930E</text:p>
        </text:list-item>
      </text:list>
      <text:p text:style-name="P5">Realiza una comparativa, comprobando al menos los datos de:</text:p>
      <text:list xml:id="list3321970808" text:style-name="L2">
        <text:list-item>
          <text:p text:style-name="P7">▪ Tamaño de las cachés L1, L2 y L3, si tuvieran.</text:p>
        </text:list-item>
        <text:list-item>
          <text:p text:style-name="P7">▪ Velocidad del reloj.</text:p>
        </text:list-item>
        <text:list-item>
          <text:p text:style-name="P7">▪ Bus del sistema.</text:p>
        </text:list-item>
        <text:list-item>
          <text:p text:style-name="P7">▪ Arquitectura-tecnología en nanómetros.</text:p>
        </text:list-item>
        <text:list-item>
          <text:p text:style-name="P7">▪ Número de núcleos.</text:p>
        </text:list-item>
      </text:list>
      <text:p text:style-name="P5"/>
      <text:p text:style-name="P5">5. Busca en el manual de tu placa base el factor forma de la misma y anótalo. ¿Qué entiendes por factor</text:p>
      <text:p text:style-name="P5">de forma? Indica además las características referentes al chipset que soporta. Asegúrate de contestar</text:p>
      <text:p text:style-name="P5">también a las siguientes cuestiones:</text:p>
      <text:p text:style-name="P5">▪ ¿Qué tipos de CPU soporta?</text:p>
      <text:p text:style-name="P5">▪ ¿Qué velocidades FSB admite?</text:p>
      <text:p text:style-name="P5">▪ ¿Qué socket o slot usa para la CPU?</text:p>
      <text:p text:style-name="P5"/>
      <text:p text:style-name="P5"/>
      <text:p text:style-name="P5">6. Busca información sobre la arquitectura Harvard, otro tipo de arquitectura de ordenadores. Realiza</text:p>
      <text:p text:style-name="P5">un esquema de su funcionamiento e indica las diferencias que tiene con respecto a la arquitectura</text:p>
      <text:p text:style-name="P5">Von Neumann.</text:p>
      <text:p text:style-name="P5"/>
      <text:p text:style-name="P5">4. La memoria RAM es un requisito hardware muy importante a la hora de ejecutar tanto el sistema</text:p>
      <text:p text:style-name="P5">operativo como cualquiera de las aplicaciones que tenemos instaladas. Contesta a las siguientes</text:p>
      <text:p text:style-name="P5">cuestiones de la forma más completa posible indicando requisitos mínimos y recomendados:</text:p>
      <text:p text:style-name="P5">▪ ¿Cuánta memoria RAM necesita Windows 10 para funcionar en sistemas de 64 bits?</text:p>
      <text:p text:style-name="P5">▪ ¿Y el sistema operativo Debian?</text:p>
      <text:p text:style-name="P5">▪ ¿De cuánta memoria RAM dispones en tu/s ordenador/es?</text:p>
      <text:p text:style-name="P5">▪ Nombra dos aplicaciones que no podrías ejecutar en tu ordenador debido a que no cumples con sus requerimientos de memoria RAM indicando también cuáles serían éstos.</text:p>
      <text:p text:style-name="P5"><text:soft-page-break/></text:p>
      <text:p text:style-name="P5">1. En el siguiente texto hay cuatro párrafos. Redacta de forma correcta aquellos que consideres que</text:p>
      <text:p text:style-name="P5">están mal redactados:</text:p>
      <text:p text:style-name="P5">a) Los puertos serie son fáciles de reconocer en la parte posterior del ordenador porque tienen un</text:p>
      <text:p text:style-name="P5">conector hembra Tipo D de 9 o 25 pines. Se les llama conectores Tipo D por la forma del</text:p>
      <text:p text:style-name="P5">conector.</text:p>
      <text:p text:style-name="P5">b) El puerto paralelo recibe su nombre debido a que la información se envía mediante un bit tras</text:p>
      <text:p text:style-name="P5">otro hasta llegar a 8. Esto hace que el puerto paralelo sea más rápido que el puerto serie, ya que</text:p>
      <text:p text:style-name="P5">se envían más datos simultáneamente.</text:p>
      <text:p text:style-name="P5">c) El puerto USB soporta dispositivos de alta velocidad, como las cámaras digitales, y de baja</text:p>
      <text:p text:style-name="P5">velocidad, como el teclado o el ratón. Transmite los datos de bit en bit igual que el puerto serie</text:p>
      <text:p text:style-name="P5">pero más rápido que este.</text:p>
      <text:p text:style-name="P5">d) Los puertos Tipo A suelen encontrarse en los dispositivos USB, y los de Tipo B suelen estar</text:p>
      <text:p text:style-name="P5">situados en la parte posterior del ordenador.</text:p>
      <text:p text:style-name="P5"/>
      <text:p text:style-name="P5">1. Se tiene un disco duro formado por 10 cabezales, 2.500 pistas, 63 sectores por pista y sus sectores</text:p>
      <text:p text:style-name="P5">son de 4.096 bytes. Calcular la capacidad del disco duro.</text:p>
      <text:p text:style-name="P5">2. Calcula la capacidad de un disco duro con los valores siguientes: cilindros = 528, cabezas = 64 y</text:p>
      <text:p text:style-name="P5">sectores = 63.</text:p>
      <text:p text:style-name="P5"/>
      <text:p text:style-name="P5">7. Un disco duro transfiere datos a 16 Mb/s. Si la velocidad de rotación es de 5 400 rpm, ¿cuántos bytes</text:p>
      <text:p text:style-name="P5">ha transferido en una revolución?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2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05T10:48:32.972664102</dc:date>
    <meta:editing-duration>PT19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573" meta:character-count="3312" meta:non-whitespace-character-count="2797"/>
  </office:meta>
</office:document-meta>
</file>